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957a8" officeooo:paragraph-rsid="000957a8" style:font-size-asian="22.75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SSADIN ELİNDEKİ İLAÇLARIN TAMAMININ BİLGİLERİNİ VE İLAÇLARIN BİLEŞENLERİNİ TÜRKİYE CUMHURİYETİ ORDUSUNA İHBAR EDİN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21:43:28.273404351</meta:creation-date>
    <dc:date>2022-05-17T21:47:48.723291626</dc:date>
    <meta:editing-duration>PT15S</meta:editing-duration>
    <meta:editing-cycles>1</meta:editing-cycles>
    <meta:document-statistic meta:table-count="0" meta:image-count="0" meta:object-count="0" meta:page-count="1" meta:paragraph-count="1" meta:word-count="13" meta:character-count="118" meta:non-whitespace-character-count="105"/>
    <meta:generator>LibreOffice/7.2.6.2$Linux_X86_64 LibreOffice_project/20$Build-2</meta:generator>
  </office:meta>
</office:document-meta>
</file>